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-Light" svg:font-family="HelveticaNeue-Light, 'Helvetica Neue Light', 'Helvetica Neue', HelveticaNeue, HelveticaNeueLT, Helvetica, Arial, 'Lucida Grande'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orizontal_20_Line">
      <style:paragraph-properties fo:margin-left="0in" fo:margin-right="2.7701in" fo:text-indent="0in" style:auto-text-indent="false"/>
    </style:style>
    <style:style style:name="P2" style:family="paragraph" style:parent-style-name="Heading_20_2">
      <style:text-properties fo:font-variant="normal" fo:text-transform="none" fo:color="#222222" style:font-name="HelveticaNeue-Light" fo:letter-spacing="normal" fo:font-style="normal"/>
    </style:style>
    <style:style style:name="P3" style:family="paragraph" style:parent-style-name="Heading_20_2">
      <style:paragraph-properties fo:padding="0in" fo:border="none"/>
      <style:text-properties fo:font-variant="normal" fo:text-transform="none" fo:color="#222222" style:font-name="HelveticaNeue-Light" fo:letter-spacing="normal" fo:font-style="normal"/>
    </style:style>
    <style:style style:name="P4" style:family="paragraph" style:parent-style-name="Text_20_body">
      <style:paragraph-properties fo:margin-left="0in" fo:margin-right="0in" style:line-height-at-least="0.2291in" fo:text-indent="0in" style:auto-text-indent="false"/>
      <style:text-properties fo:font-variant="normal" fo:text-transform="none" fo:color="#222222" style:font-name="HelveticaNeue-Light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fo:text-indent="0in" style:auto-text-indent="false" fo:padding="0in" fo:border="none"/>
    </style:style>
    <style:style style:name="P7" style:family="paragraph" style:parent-style-name="Text_20_body" style:list-style-name="L1">
      <style:paragraph-properties fo:margin-top="0in" fo:margin-bottom="0in" fo:padding="0in" fo:border="none"/>
    </style:style>
    <style:style style:name="P8" style:family="paragraph" style:parent-style-name="Text_20_body" style:list-style-name="L2">
      <style:paragraph-properties fo:margin-top="0in" fo:margin-bottom="0in" fo:padding="0in" fo:border="none"/>
    </style:style>
    <style:style style:name="P9" style:family="paragraph" style:parent-style-name="Text_20_body" style:list-style-name="L1">
      <style:paragraph-properties fo:padding="0in" fo:border="none"/>
    </style:style>
    <style:style style:name="P10" style:family="paragraph" style:parent-style-name="Text_20_body" style:list-style-name="L2">
      <style:paragraph-properties fo:padding="0in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58220" style:text-line-through-style="none" style:text-underline-style="none" fo:font-weight="bold" style:text-blinking="fals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Basic UI components</text:h>
      <text:p text:style-name="P1"/>
      <text:p text:style-name="P4">jQuery Mobile uses data-* attributes to define UI components. <text:s/>Let’s see a small list of them and their correspondent data attribute:</text:p>
      <text:list xml:id="list1295747716" text:style-name="L1">
        <text:list-item>
          <text:p text:style-name="P5"><text:span text:style-name="Strong_20_Emphasis"><text:span text:style-name="T1">data-role=”page” </text:span></text:span>: you can set divs inside your HTML page to behave as pages. SO what we’ve done above is to create a page “home” inside our file</text:p>
          <text:p text:style-name="P5"/>
        </text:list-item>
        <text:list-item>
          <text:p text:style-name="P7"><text:span text:style-name="Strong_20_Emphasis"><text:span text:style-name="T1">data-role=”header”: </text:span></text:span>used to mark divs as top toolbars. You can set up data-position=”fixed” as well so it’ll behave as fixed toolbar</text:p>
          <text:p text:style-name="P7"/>
        </text:list-item>
        <text:list-item>
          <text:p text:style-name="P7"><text:span text:style-name="Strong_20_Emphasis"><text:span text:style-name="T1">data-role=”content”: </text:span></text:span>the main part of your website / app. Images, buttons, actions and all the magic happens here!</text:p>
          <text:p text:style-name="P7"/>
        </text:list-item>
        <text:list-item>
          <text:p text:style-name="P7"><text:span text:style-name="Strong_20_Emphasis"><text:span text:style-name="T1">data-role=”footer”: </text:span></text:span>defines a toolbar at the bottom of current page. May use data-position=”fixed” too so it’ll force to stay at the bottom of the screen</text:p>
          <text:p text:style-name="P7"/>
        </text:list-item>
        <text:list-item>
          <text:p text:style-name="P7"><text:span text:style-name="Strong_20_Emphasis"><text:span text:style-name="T1">data-role=”button”: </text:span></text:span>it’ll be useful together with elements. You may use also data-transition to define how it’ll load next page. Options: slide, slideup, slidedown, pop, fade, flip. Another cool thing is data-icon, which gives you a <text:a xlink:type="simple" xlink:href="http://jquerymobile.com/demos/1.0a4.1/docs/buttons/buttons-icons.html"><text:span text:style-name="T3">lot of default icons</text:span></text:a>. You may also reduce its size using data-inline=”true”.</text:p>
          <text:p text:style-name="P7"/>
        </text:list-item>
        <text:list-item>
          <text:p text:style-name="P9"><text:span text:style-name="Strong_20_Emphasis"><text:span text:style-name="T1">data-theme=”a/b/c/d/e”: </text:span></text:span>Define color scheme used for elements.</text:p>
        </text:list-item>
      </text:list>
      <text:h text:style-name="P3" text:outline-level="2">Navigation, Lists, Form &amp; Dialog Components</text:h>
      <text:p text:style-name="P1"/>
      <text:p text:style-name="P4">Then we have a bunch of other default components that are easily implemented with jQuery Mobile:</text:p>
      <text:list xml:id="list1754202190" text:style-name="L2">
        <text:list-item>
          <text:p text:style-name="P6"><text:span text:style-name="Strong_20_Emphasis"><text:span text:style-name="T1">data-role=”navbar”: </text:span></text:span>Used to create menus. Then you should place a ul item with li’s and a’s (BTW, that’s the way you should create menus, always)</text:p>
          <text:p text:style-name="P6"/>
        </text:list-item>
        <text:list-item>
          <text:p text:style-name="P8"><text:span text:style-name="Strong_20_Emphasis"><text:span text:style-name="T1">data-role=”listview” + data-filter=”true” : </text:span></text:span>Awesomely easy way to create searchable lists. Really useful!</text:p>
          <text:p text:style-name="P8"/>
        </text:list-item>
        <text:list-item>
          <text:p text:style-name="P8"><text:span text:style-name="Strong_20_Emphasis"><text:span text:style-name="T1">data-role=”fieldcontain”: </text:span></text:span>This is a container for form elements</text:p>
          <text:p text:style-name="P8"/>
        </text:list-item>
        <text:list-item>
          <text:p text:style-name="P8"><text:span text:style-name="T2">select data-native-menu=”false”</text:span>: creates a cool select element as “floating” element instead of default select which stole half of screen area</text:p>
          <text:p text:style-name="P8"/>
        </text:list-item>
        <text:list-item>
          <text:p text:style-name="P8"><text:span text:style-name="Strong_20_Emphasis"><text:span text:style-name="T1">select data-role=”slider”: </text:span></text:span>Creates a “on / off” slider, useful for options pages</text:p>
          <text:p text:style-name="P8"/>
        </text:list-item>
        <text:list-item>
          <text:p text:style-name="P8"><text:span text:style-name="Strong_20_Emphasis"><text:span text:style-name="T1">input type=email, tel, number, url..:</text:span></text:span>accepts any HTML5 data format, and adjust keyboard to better fit data type</text:p>
          <text:p text:style-name="P8"/>
        </text:list-item>
        <text:list-item>
          <text:p text:style-name="P8"><text:soft-page-break/><text:span text:style-name="Strong_20_Emphasis"><text:span text:style-name="T1">input type=range: </text:span></text:span>same as before, but this one uses new HTML format and creates an actual slider, good for numbers range inputs</text:p>
          <text:p text:style-name="P8"/>
        </text:list-item>
        <text:list-item>
          <text:p text:style-name="P8"><text:span text:style-name="Strong_20_Emphasis"><text:span text:style-name="T1">data-rel=”dialog”:</text:span></text:span>is an anchor attribute that makes target page opens as dialog box.</text:p>
          <text:p text:style-name="P8"/>
        </text:list-item>
        <text:list-item>
          <text:p text:style-name="P10"><text:span text:style-name="Strong_20_Emphasis"><text:span text:style-name="T1">data-add-back-btn=”true”:</text:span></text:span>add this attribute to your page and you’ll have a “back” button. Cool, huh?</text:p>
        </text:list-item>
      </text:list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Neue-Light" svg:font-family="HelveticaNeue-Light, 'Helvetica Neue Light', 'Helvetica Neue', HelveticaNeue, HelveticaNeueLT, Helvetica, Arial, 'Lucida Grande'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ie </meta:initial-creator>
    <meta:creation-date>2013-09-20T07:33:06</meta:creation-date>
    <dc:date>2013-09-20T07:38:14</dc:date>
    <dc:creator>Frankie </dc:creator>
    <meta:editing-duration>P0D</meta:editing-duration>
    <meta:editing-cycles>1</meta:editing-cycles>
    <meta:document-statistic meta:table-count="0" meta:image-count="0" meta:object-count="0" meta:page-count="2" meta:paragraph-count="21" meta:word-count="350" meta:character-count="2180" meta:non-whitespace-character-count="1861"/>
    <meta:generator>LibreOffice/3.5$Linux_x86 LibreOffice_project/350m1$Build-2</meta:generator>
  </office:meta>
</office:document-meta>
</file>